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declaración-de-alcance"/>Declaración de Alcance<text:bookmark-end text:name="declaración-de-alcance"/></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0/scope-declaration" office:name=""><text:span text:style-name="Definition">https://blueprint.ecohubs.community/es/articles/rcos-templates/layer-0/scope-declaration</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0 — Identidad y Alcance</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0-identity-scope#22-scope-declaration" office:name=""><text:span text:style-name="Definition">§2.2</text:span></text:a>, <text:a xlink:type="simple" xlink:href="https://blueprint.ecohubs.community/es/articles/rcos-core/v0-1/layer-0-identity-scope#25-artifacts" office:name=""><text:span text:style-name="Definition">§2.5</text:span></text:a></text:p>
        </text:list-item>
      </text:list>
      <text:p text:style-name="Horizontal_20_Line"/>
      <text:h text:style-name="Heading_20_2" text:outline-level="2"><text:bookmark-start text:name="activos-dentro-del-alcance"/>Activos Dentro del Alcance<text:bookmark-end text:name="activos-dentro-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1</text:span></text:span></text:a><text:span text:style-name="T2">, </text:span><text:a xlink:type="simple" xlink:href="https://blueprint.ecohubs.community/es/articles/rcos-core/v0-1/layer-0-identity-scope#22-scope-declaration" office:name=""><text:span text:style-name="Definition"><text:span text:style-name="T2">2.2.2</text:span></text:span></text:a><text:span text:style-name="T2">, </text:span><text:a xlink:type="simple" xlink:href="https://blueprint.ecohubs.community/es/articles/rcos-core/v0-1/layer-0-identity-scope#22-scope-declaration" office:name=""><text:span text:style-name="Definition"><text:span text:style-name="T2">2.2.4</text:span></text:span></text:a></text:p>
      <text:p text:style-name="P3"><text:span text:style-name="T1">Justificación — ¿Por qué enumerar cada activo gobernado</text:span></text:p>
      <text:p text:style-name="P3">Si la comunidad no ha nombrado explícitamente un activo como dentro del alcance, no lo está — punto final. Listar los activos por nombre cierra la brecha donde reclamos informales de autoridad crecen sobre recursos no declarados, y da a los miembros una lista de verificación concreta para comprobar qué controla realmente la comunidad.</text:p>
      <text:p text:style-name="P4"><text:span text:style-name="T1">Instrucciones — Cómo rellenar esto</text:span></text:p>
      <text:p text:style-name="P4">Lista cada activo que la comunidad gobierna colectivamente: fondos compartidos, tesorerías, terrenos, bienes raíces, software, sitios web, cuentas en redes sociales, marca, propiedad intelectual, infraestructura física, etc. Sé específico/a — nombra cuentas, billeteras, dominios.</text:p>
      <text:list text:style-name="L3">
        <text:list-item>
          <text:p text:style-name="P5"><text:span text:style-name="T2">&lt;Activo 1, p. ej. la tesorería compartida en una billetera multi-firma específica.&gt;</text:span></text:p>
        </text:list-item>
        <text:list-item>
          <text:p text:style-name="P5"><text:span text:style-name="T2">&lt;Activo 2, p. ej. el sitio web de la comunidad y su dominio.&gt;</text:span></text:p>
        </text:list-item>
        <text:list-item>
          <text:p text:style-name="P5"><text:span text:style-name="T2">&lt;Activo 3, p. ej. infraestructura física compartida o terrenos.&gt;</text:span></text:p>
        </text:list-item>
        <text:list-item>
          <text:p text:style-name="P5"><text:span text:style-name="T2">&lt;Activo 4.&gt;</text:span></text:p>
        </text:list-item>
      </text:list>
      <text:h text:style-name="Heading_20_2" text:outline-level="2"><text:bookmark-start text:name="dominios-de-decisión-dentro-del-alcance"/>Dominios de Decisión Dentro del Alcance<text:bookmark-end text:name="dominios-de-decisión-dentro-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1</text:span></text:span></text:a><text:span text:style-name="T2">, </text:span><text:a xlink:type="simple" xlink:href="https://blueprint.ecohubs.community/es/articles/rcos-core/v0-1/layer-0-identity-scope#22-scope-declaration" office:name=""><text:span text:style-name="Definition"><text:span text:style-name="T2">2.2.2</text:span></text:span></text:a></text:p>
      <text:p text:style-name="P6"><text:span text:style-name="T1">Justificación — ¿Por qué nombrar dominios de decisión y no solo activos</text:span></text:p>
      <text:p text:style-name="P6">El alcance no se trata solo de cosas — se trata de qué tipos de preguntas la comunidad puede responder colectivamente. Nombrar los dominios de decisión deja claro sin ambigüedad dónde se aplica la autoridad colectiva y dónde un individuo o una parte externa aún decide, previniendo la captura silenciosa de territorio de decisión.</text:p>
      <text:p text:style-name="P7"><text:span text:style-name="T1">Instrucciones — Cómo rellenar esto</text:span></text:p>
      <text:p text:style-name="P7">Lista las categorías de decisiones sobre las que la comunidad tiene autoridad. Estas se corresponden con capas posteriores (gobernanza, membresía, tesorería, etc.) — nómbralas a un nivel que deje claro qué tipos de preguntas la comunidad decide en conjunto.</text:p>
      <text:list text:style-name="L4">
        <text:list-item>
          <text:p text:style-name="P8"><text:span text:style-name="T2">&lt;Dominio de decisión 1, p. ej. reglas de gobernanza y procesos de decisión (Capa 2).&gt;</text:span></text:p>
        </text:list-item>
        <text:list-item>
          <text:p text:style-name="P8"><text:span text:style-name="T2">&lt;Dominio de decisión 2, p. ej. reglas de membresía y admisión (Capa 1).&gt;</text:span></text:p>
        </text:list-item>
        <text:list-item>
          <text:p text:style-name="P8"><text:span text:style-name="T2">&lt;Dominio de decisión 3, p. ej. tesorería y asignación de recursos compartidos (Capa 3).&gt;</text:span></text:p>
        </text:list-item>
        <text:list-item>
          <text:p text:style-name="P8"><text:span text:style-name="T2">&lt;Dominio de decisión 4.&gt;</text:span></text:p>
        </text:list-item>
      </text:list>
      <text:h text:style-name="Heading_20_2" text:outline-level="2"><text:bookmark-start text:name="actividades-y-responsabilidades-dentro-del-alcance"/>Actividades y Responsabilidades Dentro del Alcance<text:bookmark-end text:name="actividades-y-responsabilidades-dentro-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1</text:span></text:span></text:a><text:span text:style-name="T2">, </text:span><text:a xlink:type="simple" xlink:href="https://blueprint.ecohubs.community/es/articles/rcos-core/v0-1/layer-0-identity-scope#22-scope-declaration" office:name=""><text:span text:style-name="Definition"><text:span text:style-name="T2">2.2.2</text:span></text:span></text:a></text:p>
      <text:p text:style-name="P9"><text:span text:style-name="T1">Justificación — ¿Por qué declarar el trabajo que la comunidad asume</text:span></text:p>
      <text:p text:style-name="P9">Autoridad sin responsabilidad asumida produce parálisis; responsabilidad sin autoridad declarada produce agotamiento y culpa. Listar las actividades que la comunidad gobierna colectivamente hace el trabajo visible, asignable y con rendición de cuentas — y hace obvio cuándo algo importante no tiene responsable.</text:p>
      <text:p text:style-name="P10"><text:span text:style-name="T1">Instrucciones — Cómo rellenar esto</text:span></text:p>
      <text:p text:style-name="P10">Lista las actividades continuas de las que la comunidad es responsable: mantener infraestructura compartida, admitir miembros, reportar sobre recursos, custodiar la marca, etc. Estas son las cosas que necesitan un responsable a través de la Capa 5.</text:p>
      <text:list text:style-name="L5">
        <text:list-item>
          <text:p text:style-name="P11"><text:span text:style-name="T2">&lt;Actividad 1.&gt;</text:span></text:p>
        </text:list-item>
        <text:list-item>
          <text:p text:style-name="P11"><text:span text:style-name="T2">&lt;Actividad 2.&gt;</text:span></text:p>
        </text:list-item>
        <text:list-item>
          <text:p text:style-name="P11"><text:span text:style-name="T2">&lt;Actividad 3.&gt;</text:span></text:p>
        </text:list-item>
        <text:list-item>
          <text:p text:style-name="P11"><text:span text:style-name="T2">&lt;Actividad 4.&gt;</text:span></text:p>
        </text:list-item>
      </text:list>
      <text:h text:style-name="Heading_20_2" text:outline-level="2"><text:bookmark-start text:name="explícitamente-fuera-del-alcance"/>Explícitamente Fuera del Alcance<text:bookmark-end text:name="explícitamente-fuera-del-alcance"/></text:h>
      <text:p text:style-name="First_20_paragraph"><text:span text:style-name="T2">Cláusulas RCOS: </text:span><text:a xlink:type="simple" xlink:href="https://blueprint.ecohubs.community/es/articles/rcos-core/v0-1/layer-0-identity-scope#22-scope-declaration" office:name=""><text:span text:style-name="Definition"><text:span text:style-name="T2">2.2.3</text:span></text:span></text:a><text:span text:style-name="T2">, </text:span><text:a xlink:type="simple" xlink:href="https://blueprint.ecohubs.community/es/articles/rcos-core/v0-1/layer-0-identity-scope#22-scope-declaration" office:name=""><text:span text:style-name="Definition"><text:span text:style-name="T2">2.2.4</text:span></text:span></text:a><text:span text:style-name="T2">, </text:span><text:a xlink:type="simple" xlink:href="https://blueprint.ecohubs.community/es/articles/rcos-core/v0-1/layer-0-identity-scope#22-scope-declaration" office:name=""><text:span text:style-name="Definition"><text:span text:style-name="T2">2.2.5</text:span></text:span></text:a></text:p>
      <text:p text:style-name="P12"><text:span text:style-name="T1">Justificación — ¿Por qué nombrar lo que la comunidad no debe tocar</text:span></text:p>
      <text:p text:style-name="P12">Un límite no declarado no es ningún límite. Los elementos explícitamente fuera del alcance protegen a los miembros de que la comunidad se entrometa en sus vidas privadas y finanzas, y protegen a partes externas de que la comunidad presuma autoridad sobre sus asuntos. Si no está nombrado aquí, la regla por defecto de “no está dentro del alcance significa fuera del alcance” sigue aplicando — pero nombrar los más importantes elimina cualquier margen de discusión.</text:p>
      <text:p text:style-name="P13"><text:span text:style-name="T1">Instrucciones — Cómo rellenar esto</text:span></text:p>
      <text:p text:style-name="P13">Lista los límites más importantes: cosas que la gente podría asumir que están dentro del alcance pero no lo están. Finanzas personales, relaciones privadas, infraestructura de terceros, proyectos externos, etc.</text:p>
      <text:list text:style-name="L6">
        <text:list-item>
          <text:p text:style-name="P14"><text:span text:style-name="T2">&lt;Elemento fuera del alcance 1, p. ej. ingresos personales y finanzas privadas de los miembros.&gt;</text:span></text:p>
        </text:list-item>
        <text:list-item>
          <text:p text:style-name="P14"><text:span text:style-name="T2">&lt;Elemento fuera del alcance 2, p. ej. relaciones privadas y arreglos de vivienda personales (excepto donde apliquen condiciones críticas de seguridad de la Capa 4).&gt;</text:span></text:p>
        </text:list-item>
        <text:list-item>
          <text:p text:style-name="P14"><text:span text:style-name="T2">&lt;Elemento fuera del alcance 3, p. ej. infraestructura de servidores subyacente y contratos con servicios de terceros.&gt;</text:span></text:p>
        </text:list-item>
        <text:list-item>
          <text:p text:style-name="P14"><text:span text:style-name="T2">&lt;Elemento fuera del alcance 4.&gt;</text:span></text:p>
        </text:list-item>
      </text:list>
      <text:p text:style-name="Horizontal_20_Line"/>
      <text:h text:style-name="Heading_20_2" text:outline-level="2"><text:bookmark-start text:name="registro-de-ratificación"/>Registro de Ratificación<text:bookmark-end text:name="registro-de-ratificación"/></text:h>
      <text:list text:style-name="L7">
        <text:list-item>
          <text:p text:style-name="P15"><text:span text:style-name="T1">Adoptado:</text:span> </text:p>
        </text:list-item>
        <text:list-item>
          <text:p text:style-name="P15"><text:span text:style-name="T1">Tipo de decisión:</text:span> Constitucional</text:p>
        </text:list-item>
        <text:list-item>
          <text:p text:style-name="P15"><text:span text:style-name="T1">Versión:</text:span> &lt;versión&gt;</text:p>
        </text:list-item>
        <text:list-item>
          <text:p text:style-name="P15"><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Declaración de Alcance</meta:user-defined>
  </office:meta>
</office:document-meta>
</file>